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75mm"/>
    </style:style>
    <style:style style:name="co2" style:family="table-column">
      <style:table-column-properties fo:break-before="auto" style:column-width="124.72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Descrip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office:value-type="string" calcext:value-type="string">
            <text:p>Flights 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tails of a specific fl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dd flight to databa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pdate a flight recor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xcel Impor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il System Implementati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table:style-name="ce1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3:37:35.840651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04:52.574885259</meta:creation-date>
    <dc:date>2019-02-14T13:41:20.902087219</dc:date>
    <meta:editing-duration>PT9H5M13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